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3B999DD.png" manifest:media-type="image/png"/>
  <manifest:file-entry manifest:full-path="Pictures/10000000000007800000043861AE6E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161cm, 0.004cm, 1.513cm, 7.7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132cm, 4.371cm, 1.93cm, 7.67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1.418cm" svg:y="1.591cm" svg:width="10.954cm" svg:height="1.499cm" draw:z-index="0"><draw:image xlink:href="Pictures/10000000000007800000043803B999DD.png" xlink:type="simple" xlink:show="embed" xlink:actuate="onLoad" draw:mime-type="image/png"/></draw:frame><draw:frame draw:style-name="fr1" draw:name="Image2" text:anchor-type="char" svg:x="3.905cm" svg:y="4.674cm" svg:width="13.093cm" svg:height="1.693cm" draw:z-index="1"><draw:image xlink:href="Pictures/10000000000007800000043861AE6E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6:17:02.093000000</meta:creation-date>
    <dc:date>2025-05-01T17:16:14.479000000</dc:date>
    <meta:editing-duration>PT3M12S</meta:editing-duration>
    <meta:editing-cycles>2</meta:editing-cycles>
    <meta:generator>LibreOffice/7.6.5.2$Windows_X86_64 LibreOffice_project/38d5f62f85355c192ef5f1dd47c5c0c0c6d6598b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